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Lucida Sans1"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center" style:justify-single-word="false" fo:text-indent="0cm" style:auto-text-indent="false"/>
      <style:text-properties fo:color="#004586" style:font-name="Cambria" fo:font-size="50pt" fo:font-weight="bold" style:font-size-asian="50pt" style:font-weight-asian="bold" style:font-size-complex="50pt" style:font-weight-complex="bold"/>
    </style:style>
    <style:style style:name="P3" style:family="paragraph" style:parent-style-name="Standard">
      <style:paragraph-properties fo:margin-left="0cm" fo:margin-right="0cm" fo:text-align="center" style:justify-single-word="false"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4" style:family="paragraph" style:parent-style-name="Standard">
      <style:paragraph-properties fo:margin-left="0cm" fo:margin-right="0cm" fo:text-indent="0cm" style:auto-text-indent="false"/>
      <style:text-properties fo:color="#004586" style:font-name="Calibri Light" fo:font-size="14pt" style:font-size-asian="14pt" style:font-name-complex="Calibri Light" style:font-size-complex="14pt"/>
    </style:style>
    <style:style style:name="P5" style:family="paragraph" style:parent-style-name="Standard">
      <style:paragraph-properties fo:margin-left="0cm" fo:margin-right="0cm" fo:text-align="justify" style:justify-single-word="false" fo:text-indent="0cm" style:auto-text-indent="false"/>
    </style:style>
    <style:style style:name="P6" style:family="paragraph" style:parent-style-name="Standard" style:master-page-name="MP0">
      <style:paragraph-properties fo:margin-left="0cm" fo:margin-right="0cm" fo:text-indent="0cm" style:auto-text-indent="false" style:page-number="auto" fo:break-before="page"/>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ab-stops/>
      </style:paragraph-properties>
    </style:style>
    <style:style style:name="P9" style:family="paragraph" style:parent-style-name="Standard">
      <style:paragraph-properties fo:margin-left="0cm" fo:margin-right="0cm"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10" style:family="paragraph" style:parent-style-name="Standard">
      <style:paragraph-properties fo:margin-left="0cm" fo:margin-right="0cm" fo:text-indent="0cm" style:auto-text-indent="false">
        <style:tab-stops/>
      </style:paragraph-properties>
      <style:text-properties fo:color="#004586" style:font-name="Cambria" fo:font-size="20pt" style:font-size-asian="20pt" style:font-size-complex="20pt"/>
    </style:style>
    <style:style style:name="P11" style:family="paragraph" style:parent-style-name="Standard">
      <style:paragraph-properties fo:margin-left="0cm" fo:margin-right="0cm" fo:text-align="center" style:justify-single-word="false" fo:text-indent="0cm" style:auto-text-indent="false"/>
    </style:style>
    <style:style style:name="P12" style:family="paragraph" style:parent-style-name="Standard">
      <style:paragraph-properties fo:margin-left="1.199cm" fo:margin-right="0cm" fo:text-indent="0.499cm" style:auto-text-indent="false"/>
    </style:style>
    <style:style style:name="P13" style:family="paragraph" style:parent-style-name="Standard">
      <style:paragraph-properties fo:margin-left="1.199cm" fo:margin-right="0cm" fo:text-indent="0.499cm" style:auto-text-indent="false"/>
      <style:text-properties style:font-name="Calibri Light" style:font-name-complex="Calibri Light"/>
    </style:style>
    <style:style style:name="P14" style:family="paragraph" style:parent-style-name="Standard">
      <style:paragraph-properties fo:margin-left="1.199cm" fo:margin-right="0cm" fo:text-indent="0.499cm" style:auto-text-indent="false">
        <style:tab-stops/>
      </style:paragraph-properties>
      <style:text-properties style:font-name="Calibri Light" style:font-name-complex="Calibri Light"/>
    </style:style>
    <style:style style:name="P15" style:family="paragraph" style:parent-style-name="Standard" style:list-style-name="L1">
      <style:paragraph-properties fo:margin-left="1.199cm" fo:margin-right="0cm" fo:text-indent="0.499cm" style:auto-text-indent="false">
        <style:tab-stops/>
      </style:paragraph-properties>
      <style:text-properties style:font-name="Calibri Light" style:font-name-complex="Calibri Light"/>
    </style:style>
    <style:style style:name="P16" style:family="paragraph" style:parent-style-name="Standard">
      <style:paragraph-properties fo:margin-left="1.199cm" fo:margin-right="0cm" fo:text-align="justify" style:justify-single-word="false" fo:text-indent="0.499cm" style:auto-text-indent="false"/>
      <style:text-properties style:font-name="Calibri Light" style:font-name-complex="Calibri Light"/>
    </style:style>
    <style:style style:name="P17" style:family="paragraph" style:parent-style-name="Standard" style:list-style-name="L5">
      <style:paragraph-properties fo:margin-left="1.199cm" fo:margin-right="0cm" fo:text-indent="0.499cm" style:auto-text-indent="false"/>
      <style:text-properties style:font-name="Calibri Light" style:font-name-complex="Calibri Light"/>
    </style:style>
    <style:style style:name="P18" style:family="paragraph" style:parent-style-name="Standard" style:list-style-name="L1">
      <style:paragraph-properties fo:margin-left="1.199cm" fo:margin-right="0cm" fo:text-indent="0.499cm" style:auto-text-indent="false">
        <style:tab-stops/>
      </style:paragraph-properties>
      <style:text-properties style:font-name="Calibri Light"/>
    </style:style>
    <style:style style:name="P19" style:family="paragraph" style:parent-style-name="Standard">
      <style:paragraph-properties fo:margin-left="1.199cm" fo:margin-right="0cm" fo:text-align="justify" style:justify-single-word="false" fo:text-indent="0.499cm" style:auto-text-indent="false"/>
    </style:style>
    <style:style style:name="P20" style:family="paragraph" style:parent-style-name="Standard">
      <style:paragraph-properties fo:margin-left="1.199cm" fo:margin-right="0cm" fo:text-indent="0.499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21" style:family="paragraph" style:parent-style-name="Standard">
      <style:paragraph-properties fo:margin-left="1.199cm" fo:margin-right="0cm" fo:text-indent="0.499cm" style:auto-text-indent="false">
        <style:tab-stops/>
      </style:paragraph-properties>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22" style:family="paragraph" style:parent-style-name="Standard">
      <style:paragraph-properties fo:margin-left="1.199cm" fo:margin-right="0cm" fo:text-align="justify" style:justify-single-word="false" fo:text-indent="0.499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23" style:family="paragraph" style:parent-style-name="Standard">
      <style:paragraph-properties fo:margin-left="1.199cm" fo:margin-right="0cm" fo:text-indent="0.499cm" style:auto-text-indent="false"/>
      <style:text-properties fo:color="#004586" style:font-name="Cambria" fo:font-size="20pt" style:font-size-asian="20pt" style:font-size-complex="20pt"/>
    </style:style>
    <style:style style:name="P24" style:family="paragraph" style:parent-style-name="Standard">
      <style:paragraph-properties fo:margin-left="1.199cm" fo:margin-right="0cm" fo:text-indent="0.499cm" style:auto-text-indent="false">
        <style:tab-stops/>
      </style:paragraph-properties>
      <style:text-properties fo:color="#004586" style:font-name="Cambria" fo:font-size="20pt" style:font-size-asian="20pt" style:font-size-complex="20pt"/>
    </style:style>
    <style:style style:name="P25" style:family="paragraph" style:parent-style-name="Standard">
      <style:paragraph-properties fo:margin-left="1.199cm" fo:margin-right="0cm" fo:text-indent="0.499cm" style:auto-text-indent="false">
        <style:tab-stops/>
      </style:paragraph-properties>
      <style:text-properties fo:color="#004586" style:font-name="Cambria" fo:font-size="16pt" style:font-size-asian="16pt" style:font-size-complex="20pt"/>
    </style:style>
    <style:style style:name="P26" style:family="paragraph" style:parent-style-name="Standard">
      <style:paragraph-properties fo:margin-left="1.199cm" fo:margin-right="0cm" fo:text-indent="0.499cm" style:auto-text-indent="false"/>
      <style:text-properties fo:color="#004586" style:font-name="Cambria" fo:font-size="18pt" style:font-size-asian="18pt" style:font-size-complex="20pt"/>
    </style:style>
    <style:style style:name="P27" style:family="paragraph" style:parent-style-name="Standard">
      <style:paragraph-properties fo:margin-left="1.199cm" fo:margin-right="0cm" fo:text-indent="0.499cm" style:auto-text-indent="false">
        <style:tab-stops/>
      </style:paragraph-properties>
      <style:text-properties fo:color="#004586" style:font-name="Cambria" fo:font-size="18pt" style:font-size-asian="18pt" style:font-size-complex="20pt"/>
    </style:style>
    <style:style style:name="P28" style:family="paragraph" style:parent-style-name="Standard">
      <style:paragraph-properties fo:margin-left="1.199cm" fo:margin-right="0cm" fo:text-indent="0.499cm" style:auto-text-indent="false">
        <style:tab-stops/>
      </style:paragraph-properties>
    </style:style>
    <style:style style:name="P29" style:family="paragraph" style:parent-style-name="Standard">
      <style:paragraph-properties fo:margin-left="1.199cm" fo:margin-right="0cm" fo:text-indent="0.499cm" style:auto-text-indent="false">
        <style:tab-stops/>
      </style:paragraph-properties>
      <style:text-properties style:font-name="Cambria"/>
    </style:style>
    <style:style style:name="P30" style:family="paragraph" style:parent-style-name="Standard">
      <style:paragraph-properties fo:margin-left="1.199cm" fo:margin-right="0cm" fo:text-indent="0.499cm" style:auto-text-indent="false"/>
      <style:text-properties fo:color="#000000"/>
    </style:style>
    <style:style style:name="P31" style:family="paragraph" style:parent-style-name="Standard">
      <style:paragraph-properties fo:margin-left="1.199cm" fo:margin-right="0cm" fo:text-indent="0.499cm" style:auto-text-indent="false"/>
      <style:text-properties fo:color="#000000" style:font-name="Calibri Light" style:font-name-complex="Calibri Light"/>
    </style:style>
    <style:style style:name="P32" style:family="paragraph" style:parent-style-name="Standard">
      <style:paragraph-properties fo:margin-left="1.199cm" fo:margin-right="0cm" fo:text-align="justify" style:justify-single-word="false" fo:text-indent="0.499cm" style:auto-text-indent="false"/>
      <style:text-properties fo:color="#000000" style:font-name="Calibri Light" style:font-name-complex="Calibri Light"/>
    </style:style>
    <style:style style:name="P33" style:family="paragraph" style:parent-style-name="Standard">
      <style:paragraph-properties fo:margin-left="1.199cm" fo:margin-right="0cm" fo:text-align="justify" style:justify-single-word="false" fo:text-indent="0.499cm" style:auto-text-indent="false">
        <style:tab-stops/>
      </style:paragraph-properties>
      <style:text-properties fo:color="#000000" style:font-name="Calibri Light" style:font-name-complex="Calibri Light"/>
    </style:style>
    <style:style style:name="P34" style:family="paragraph" style:parent-style-name="Standard" style:list-style-name="L3">
      <style:paragraph-properties fo:margin-left="1.199cm" fo:margin-right="0cm" fo:text-align="justify" style:justify-single-word="false" fo:text-indent="0.499cm" style:auto-text-indent="false"/>
      <style:text-properties fo:color="#000000" style:font-name="Calibri Light" style:font-name-complex="Calibri Light"/>
    </style:style>
    <style:style style:name="P35" style:family="paragraph" style:parent-style-name="Standard">
      <style:paragraph-properties fo:margin-left="1.199cm" fo:margin-right="0cm" fo:text-indent="0.499cm" style:auto-text-indent="false">
        <style:tab-stops/>
      </style:paragraph-properties>
      <style:text-properties fo:color="#000000" style:font-name="Calibri Light" style:font-name-complex="Calibri Light"/>
    </style:style>
    <style:style style:name="P36" style:family="paragraph" style:parent-style-name="Standard" style:list-style-name="L4">
      <style:paragraph-properties fo:margin-left="1.199cm" fo:margin-right="0cm" fo:text-indent="0.499cm" style:auto-text-indent="false"/>
      <style:text-properties fo:color="#000000" style:font-name="Calibri Light" style:font-name-complex="Calibri Light"/>
    </style:style>
    <style:style style:name="P37" style:family="paragraph" style:parent-style-name="Standard">
      <style:paragraph-properties fo:margin-left="1.199cm" fo:margin-right="0cm" fo:text-align="justify" style:justify-single-word="false" fo:text-indent="0.499cm" style:auto-text-indent="false"/>
      <style:text-properties fo:color="#000000" style:font-name="Calibri"/>
    </style:style>
    <style:style style:name="P38" style:family="paragraph" style:parent-style-name="Standard">
      <style:paragraph-properties fo:margin-left="1.199cm" fo:margin-right="0cm" fo:text-indent="0cm" style:auto-text-indent="false"/>
    </style:style>
    <style:style style:name="P39" style:family="paragraph" style:parent-style-name="Standard">
      <style:paragraph-properties fo:margin-left="1.199cm" fo:margin-right="0cm" fo:text-indent="0cm" style:auto-text-indent="false">
        <style:tab-stops/>
      </style:paragraph-properties>
    </style:style>
    <style:style style:name="P40" style:family="paragraph" style:parent-style-name="Standard">
      <style:paragraph-properties fo:margin-left="1.199cm" fo:margin-right="0cm" fo:text-indent="0cm" style:auto-text-indent="false">
        <style:tab-stops/>
      </style:paragraph-properties>
      <style:text-properties fo:color="#004586" style:font-name="Cambria" fo:font-size="16pt" style:font-size-asian="16pt" style:font-size-complex="20pt"/>
    </style:style>
    <style:style style:name="P41" style:family="paragraph" style:parent-style-name="Standard">
      <style:paragraph-properties fo:margin-left="1.199cm" fo:margin-right="0cm" fo:text-indent="0cm" style:auto-text-indent="false">
        <style:tab-stops/>
      </style:paragraph-properties>
      <style:text-properties fo:color="#004586" style:font-name="Cambria" fo:font-size="20pt" style:font-size-asian="20pt" style:font-size-complex="20pt"/>
    </style:style>
    <style:style style:name="P42" style:family="paragraph" style:parent-style-name="Normal">
      <style:paragraph-properties fo:margin-left="1.199cm" fo:margin-right="0cm" fo:text-indent="0.499cm" style:auto-text-indent="false">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T2" style:family="text">
      <style:text-properties fo:color="#004586" style:font-name="Cambria" fo:font-size="20pt" style:font-size-asian="20pt" style:font-size-complex="20pt"/>
    </style:style>
    <style:style style:name="T3" style:family="text">
      <style:text-properties fo:color="#004586" style:font-name="Cambria" fo:font-size="18pt" style:font-size-asian="18pt" style:font-size-complex="20pt"/>
    </style:style>
    <style:style style:name="T4" style:family="text">
      <style:text-properties fo:color="#004586" style:font-name="Cambria" fo:font-size="16pt" style:font-size-asian="16pt" style:font-size-complex="20pt"/>
    </style:style>
    <style:style style:name="T5" style:family="text">
      <style:text-properties style:font-name="Calibri Light" style:font-name-complex="Calibri Light"/>
    </style:style>
    <style:style style:name="T6" style:family="text">
      <style:text-properties fo:color="#000000" style:font-name="Calibri Light" style:font-name-complex="Calibri Light"/>
    </style:style>
    <style:style style:name="T7" style:family="text">
      <style:text-properties fo:color="#ff0000" style:font-name="Calibri Light" style:font-name-complex="Calibri Light"/>
    </style:style>
    <style:style style:name="T8" style:family="text">
      <style:text-properties style:font-name-complex="Calibri Ligh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LVL1"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5.038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6.308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7.57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8.848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10.118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1.388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2.658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9LVL1" text:bullet-char="">
        <style:list-level-properties text:list-level-position-and-space-mode="label-alignment">
          <style:list-level-label-alignment text:label-followed-by="listtab" fo:text-indent="-0.635cm" fo:margin-left="3.784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5.0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6.324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7.594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8.864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10.134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11.404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2.674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3.9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text:bullet-char="">
        <style:list-level-properties text:list-level-position-and-space-mode="label-alignment">
          <style:list-level-label-alignment text:label-followed-by="listtab" fo:text-indent="-0.635cm" fo:margin-left="3.784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5.0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6.324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7.594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8.864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10.134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11.404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2.674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3.9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2"/>
      <text:p text:style-name="Title">Request for proposal</text:p>
      <text:p text:style-name="Normal"/>
      <text:p text:style-name="Standard">Proyecto de creación de aplicación web RolStream</text:p>
      <text:p text:style-name="Normal"/>
      <text:p text:style-name="Normal"/>
      <text:p text:style-name="Normal"/>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Alejandro Luque Cerpa</text:p>
      <text:p text:style-name="P4">Antonio Portillo Raya<text:tab/><text:tab/><text:tab/><text:tab/><text:tab/><text:tab/><text:tab/>octubre de 2018</text:p>
      <text:p text:style-name="P4"/>
      <text:p text:style-name="P3"><text:soft-page-break/>Índice</text:p>
      <text:p text:style-name="P11"/>
      <text:p text:style-name="P11"/>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1. Resumen y contexto<text:tab/>3</text:p>
          <text:p text:style-name="P44">2. Guía para la elaboración de las propuestas<text:tab/>3</text:p>
          <text:p text:style-name="P44">3. Objetivos<text:tab/>3</text:p>
          <text:p text:style-name="P44">4. Definición de requisitos<text:tab/>4</text:p>
          <text:p text:style-name="P43">4.1 Requisitos generales<text:tab/>4</text:p>
          <text:p text:style-name="P45">4.1.1 Información sobre los usuarios<text:tab/>4</text:p>
          <text:p text:style-name="P45">4.1.2 Moderación en la página web<text:tab/>4</text:p>
          <text:p text:style-name="P45">4.1.3 Garantía y mantenimiento<text:tab/>4</text:p>
          <text:p text:style-name="P45">4.1.4 Legislación<text:tab/>4</text:p>
          <text:p text:style-name="P43">4.2 Requisitos del servicio de Streaming<text:tab/>4</text:p>
          <text:p text:style-name="P45">4.2.1 Privacidad del servicio de Streaming<text:tab/>4</text:p>
          <text:p text:style-name="P45">4.2.2 Fiabilidad del servicio de Streaming<text:tab/>4</text:p>
          <text:p text:style-name="P45">4.2.3 Almacenamiento de los vídeos retransmitidos<text:tab/>5</text:p>
          <text:p text:style-name="P43">4.3 Requisitos del servicio de chat<text:tab/>5</text:p>
          <text:p text:style-name="P45">4.3.1 Privacidad del servicio de chat<text:tab/>5</text:p>
          <text:p text:style-name="P45">4.3.2 Almacenamiento de los chats<text:tab/>5</text:p>
          <text:p text:style-name="P43">4.4 Requisitos del servicio del foro<text:tab/>5</text:p>
          <text:p text:style-name="P45">4.4.1 Organización del foro<text:tab/>5</text:p>
          <text:p text:style-name="P45">4.4.2 Contenido multimedia en los foros<text:tab/>5</text:p>
          <text:p text:style-name="P43">4.5 Requisitos del servicio de almacenamiento<text:tab/>6</text:p>
          <text:p text:style-name="P45">4.5.1 Contenido multimedia personal<text:tab/>6</text:p>
          <text:p text:style-name="P45">4.5.2 Disponibilidad del contenido multimedia<text:tab/>6</text:p>
          <text:p text:style-name="P43">5. Alcance del proyecto<text:tab/>6</text:p>
          <text:p text:style-name="P45">Organizativo<text:tab/>6</text:p>
          <text:p text:style-name="P45">Temporal<text:tab/>6</text:p>
          <text:p text:style-name="P45">Costes<text:tab/>7</text:p>
          <text:p text:style-name="P44">6. Entregables<text:tab/>7</text:p>
          <text:p text:style-name="P44">7. Planificación temporal<text:tab/>7</text:p>
          <text:p text:style-name="P43">7.1 Planificación temporal de la RFP<text:tab/>7</text:p>
          <text:p text:style-name="P43">7.2 Planificación temporal del proyecto<text:tab/>8</text:p>
          <text:p text:style-name="P44">8. Presupuesto<text:tab/>8</text:p>
          <text:p text:style-name="P44">9. Información adicional necesaria<text:tab/>8</text:p>
          <text:p text:style-name="P44">10. Criterio de evaluación de propuestas<text:tab/>8</text:p>
        </text:index-body>
      </text:table-of-content>
      <text:p text:style-name="Normal"/>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oc-mark-start text:id="IMark233995192" text:outline-level="1"/><text:span text:style-name="Fuente_20_de_20_párrafo_20_predeter."><text:span text:style-name="T1">1. Resumen y contexto</text:span></text:span><text:toc-mark-end text:id="IMark233995192"/></text:p>
      <text:p text:style-name="P5"/>
      <text:p text:style-name="P13">Paizo Inc. lleva 15 años dedicada al sector de los juegos de rol. A lo largo de los años, miles de personas han utilizado contenido de la empresa para crear o completar sus partidas. En su página web se encuentra disponible contenido de diversos juegos, y un gran equipo de personas se encarga de mantenerlo todo actualizado y disponible para los jugadores continuamente.</text:p>
      <text:p text:style-name="P13"/>
      <text:p text:style-name="P13">A pesar de que la labor principal de la empresa sea la distribución de contenido, Paizo ha decidido ampliar su alcance y crear una plataforma web dedicada al visionado, tanto en directo como en diferido, de vídeos de juegos de rol, y que también funcione como red social de los usuarios. En dicha plataforma, los usuarios podrán ver y subir vídeos e imágenes de sus partidas, así como chatear e intercambiar información con otros usuarios.</text:p>
      <text:p text:style-name="P13"/>
      <text:p text:style-name="P13">El propósito de esta RFP es solicitar ofertas por parte de empresas para el desarrollo de la plataforma web, y de la base de datos encargada de darle funcionalidad.</text:p>
      <text:p text:style-name="P19"/>
      <text:p text:style-name="P12"/>
      <text:p text:style-name="P9"><text:toc-mark-start text:id="IMark233992408" text:outline-level="1"/>2. Guía para la elaboración de las propuestas<text:toc-mark-end text:id="IMark233992408"/></text:p>
      <text:p text:style-name="P12"/>
      <text:p text:style-name="P13">Esta RFP enumera los requisitos a cumplir por las propuestas presentadas por las empresas. Será posible la presentación de propuestas hasta el 16 de diciembre de 2018 a las 23:59 hora española. Fuera de dicho plazo no será aceptada ninguna nueva propuesta. Todas las propuestas deben estar firmadas por un representante legal autorizado de la empresa participante.</text:p>
      <text:p text:style-name="P13"/>
      <text:p text:style-name="P13">Toda subcontratación dentro de la propuesta deberá ser expuesta para su posible consideración o denegación.</text:p>
      <text:p text:style-name="P13"/>
      <text:p text:style-name="P13">Los costes deben estar detallados y reflejar impuestos y tasas en el desglose de los mismos.</text:p>
      <text:p text:style-name="P13"/>
      <text:p text:style-name="P13">Los términos de contratación serán discutidos una vez asignada la oferta ganadora.</text:p>
      <text:p text:style-name="P13"/>
      <text:p text:style-name="P13"/>
      <text:p text:style-name="P9"><text:toc-mark-start text:id="IMark233995192" text:outline-level="1"/>3. Objetivos<text:toc-mark-end text:id="IMark233995192"/></text:p>
      <text:p text:style-name="P20"/>
      <text:p text:style-name="P13">Este proyecto tiene como objetivo la creación de una página web que sirva de punto de encuentro entre los distintos jugadores.</text:p>
      <text:p text:style-name="P13">Más concretamente, los objetivos del proyecto son los siguientes:</text:p>
      <text:list xml:id="list457204217566949847" text:style-name="L1">
        <text:list-item>
          <text:p text:style-name="P15">Proveer un servicio de streaming a los jugadores para que puedan retransmitir sus partidas.</text:p>
        </text:list-item>
        <text:list-item>
          <text:p text:style-name="P15">Proveer un servicio de chat para que los jugadores se comuniquen fácilmente</text:p>
        </text:list-item>
        <text:list-item>
          <text:p text:style-name="P15">Proveer un servicio de foro para que los jugadores puedan ir exponiendo y resolviendo dudas o compartiendo información.</text:p>
        </text:list-item>
        <text:list-item>
          <text:p text:style-name="P18"><text:span text:style-name="T8">Proveer un servicio de almacenamiento que les permita compartir imágenes y vídeos entre los usuarios.</text:span></text:p>
        </text:list-item>
      </text:list>
      <text:p text:style-name="P9"><text:soft-page-break/><text:toc-mark-start text:id="IMark233992744" text:outline-level="1"/>4. Definición de requisitos<text:toc-mark-end text:id="IMark233992744"/></text:p>
      <text:p text:style-name="P20"/>
      <text:p text:style-name="P13">Los requisitos a cumplir en este proyecto se pueden separar en varios apartados:</text:p>
      <text:p text:style-name="P12"/>
      <text:p text:style-name="P8"><text:toc-mark-start text:id="IMark233992408" text:outline-level="2"/><text:span text:style-name="Fuente_20_de_20_párrafo_20_predeter."><text:span text:style-name="T2">4.1 </text:span></text:span><text:span text:style-name="Fuente_20_de_20_párrafo_20_predeter."><text:span text:style-name="T3">Requisitos generales</text:span></text:span><text:toc-mark-end text:id="IMark233992408"/></text:p>
      <text:p text:style-name="P8"><text:span text:style-name="Fuente_20_de_20_párrafo_20_predeter."><text:span text:style-name="T3"><text:tab/></text:span></text:span></text:p>
      <text:p text:style-name="P39"><text:toc-mark-start text:id="IMark233992408" text:outline-level="3"/><text:span text:style-name="Fuente_20_de_20_párrafo_20_predeter."><text:span text:style-name="T4">4.1.1 Información sobre los usuarios</text:span></text:span><text:toc-mark-end text:id="IMark233992408"/></text:p>
      <text:p text:style-name="P28"/>
      <text:p text:style-name="P28"><text:span text:style-name="Fuente_20_de_20_párrafo_20_predeter."><text:span text:style-name="T5">Para crear un usuario,</text:span></text:span><text:span text:style-name="Fuente_20_de_20_párrafo_20_predeter."><text:span text:style-name="T5"> únicamente será necesario que las personas den una dirección de email válida, un nombre de usuario y una contraseña.</text:span></text:span></text:p>
      <text:p text:style-name="P25"/>
      <text:p text:style-name="P39"><text:toc-mark-start text:id="IMark233992408" text:outline-level="3"/><text:span text:style-name="Fuente_20_de_20_párrafo_20_predeter."><text:span text:style-name="T4">4.1.2 Moderación en la página web</text:span></text:span><text:toc-mark-end text:id="IMark233992408"/></text:p>
      <text:p text:style-name="P28"/>
      <text:p text:style-name="P28"><text:span text:style-name="Fuente_20_de_20_párrafo_20_predeter."><text:span text:style-name="T5">Paizo debe ser capaz de expulsar permanente o temporalmente a los usuarios que realicen malos usos de </text:span></text:span><text:span text:style-name="Fuente_20_de_20_párrafo_20_predeter."><text:span text:style-name="T5">la página, como pueden ser trato discriminatorio o vejatorio e insultos de algún tipo.</text:span></text:span></text:p>
      <text:p text:style-name="P14"/>
      <text:p text:style-name="P39"><text:toc-mark-start text:id="IMark233992744" text:outline-level="3"/><text:span text:style-name="Fuente_20_de_20_párrafo_20_predeter."><text:span text:style-name="T4">4.1.3 Garantía y mantenimiento</text:span></text:span><text:toc-mark-end text:id="IMark233992744"/></text:p>
      <text:p text:style-name="P28"/>
      <text:p text:style-name="P28"><text:span text:style-name="Fuente_20_de_20_párrafo_20_predeter."><text:span text:style-name="T5">La empresa realizadora se compromete a garantizar el correcto funcionamiento de la página durante dos años, y a pagar el doble del importe recibido en caso de romper el contrato en representación de daños y perjuicios.</text:span></text:span></text:p>
      <text:p text:style-name="P28"><text:span text:style-name="Fuente_20_de_20_párrafo_20_predeter."><text:span text:style-name="T5"/></text:span></text:p>
      <text:p text:style-name="P39"><text:toc-mark-start text:id="IMark233992744" text:outline-level="3"/><text:span text:style-name="Fuente_20_de_20_párrafo_20_predeter."><text:span text:style-name="T4">4.1.4 Legislación</text:span></text:span><text:toc-mark-end text:id="IMark233992744"/></text:p>
      <text:p text:style-name="P28"/>
      <text:p text:style-name="P28"><text:span text:style-name="Fuente_20_de_20_párrafo_20_predeter."><text:span text:style-name="T5">La empresa realizadora deberá garantizar los datos de los usuarios, obteniendo el certificado SSL para la página web.</text:span></text:span></text:p>
      <text:p text:style-name="P28"><text:span text:style-name="Fuente_20_de_20_párrafo_20_predeter."><text:span text:style-name="T5"/></text:span></text:p>
      <text:p text:style-name="P21"/>
      <text:p text:style-name="P21"/>
      <text:p text:style-name="P8"><text:toc-mark-start text:id="IMark233992744" text:outline-level="2"/><text:span text:style-name="Fuente_20_de_20_párrafo_20_predeter."><text:span text:style-name="T2">4.2 </text:span></text:span><text:span text:style-name="Fuente_20_de_20_párrafo_20_predeter."><text:span text:style-name="T3">Requisitos del servicio de Streaming</text:span></text:span><text:toc-mark-end text:id="IMark233992744"/></text:p>
      <text:p text:style-name="P27"/>
      <text:p text:style-name="P39"><text:toc-mark-start text:id="IMark233992744" text:outline-level="3"/><text:span text:style-name="Fuente_20_de_20_párrafo_20_predeter."><text:span text:style-name="T4">4.2.1 Privacidad del servicio de Streaming</text:span></text:span><text:toc-mark-end text:id="IMark233992744"/></text:p>
      <text:p text:style-name="P28"/>
      <text:p text:style-name="P28"><text:span text:style-name="Fuente_20_de_20_párrafo_20_predeter."><text:span text:style-name="T5">Cualquier usuario debe ser libre de poder decidir a qué usuarios permite acceder a sus retransmisiones. Un usuario sólo podrá ver aquellas retransmisiones para las cuales tiene permiso de acceso.</text:span></text:span></text:p>
      <text:p text:style-name="P27"/>
      <text:p text:style-name="P39"><text:toc-mark-start text:id="IMark233992408" text:outline-level="3"/><text:span text:style-name="Fuente_20_de_20_párrafo_20_predeter."><text:span text:style-name="T4">4.2.2 Fiabilidad del servicio de Streaming</text:span></text:span><text:toc-mark-end text:id="IMark233992408"/></text:p>
      <text:p text:style-name="P28"/>
      <text:p text:style-name="P28"><text:span text:style-name="Fuente_20_de_20_párrafo_20_predeter."><text:span text:style-name="T5">Cualquier usuario con conexión a internet suficientemente potente debería ser capaz de p</text:span></text:span><text:span text:style-name="Fuente_20_de_20_párrafo_20_predeter."><text:span text:style-name="T5">oder retransmitir o ver en directo cualquier retransmisión que se esté realizando en ese momento a la que tenga acceso.</text:span></text:span></text:p>
      <text:p text:style-name="P13"><text:soft-page-break/></text:p>
      <text:p text:style-name="P39"><text:toc-mark-start text:id="IMark233992744" text:outline-level="3"/><text:span text:style-name="Fuente_20_de_20_párrafo_20_predeter."><text:span text:style-name="T4">4.2.3 Almacenamiento de los vídeos retransmitidos</text:span></text:span><text:toc-mark-end text:id="IMark233992744"/></text:p>
      <text:p text:style-name="P28"/>
      <text:p text:style-name="P28"><text:span text:style-name="Fuente_20_de_20_párrafo_20_predeter."><text:span text:style-name="T5">Cualquier usuario podrá almacenar los vídeos que haya retransmitido si así lo desea, permitiendo a quien tenga acceso y no haya podido verlo en directo verlo más adelante. El servicio de almacenamiento puede ser subcontratado a otras empresas, aunque el coste de licencias será incluído en el presupuesto.</text:span></text:span></text:p>
      <text:p text:style-name="P28"><text:span text:style-name="Fuente_20_de_20_párrafo_20_predeter."><text:span text:style-name="T3"><text:tab/></text:span></text:span></text:p>
      <text:p text:style-name="P28"><text:span text:style-name="Fuente_20_de_20_párrafo_20_predeter."><text:span text:style-name="T3"><text:tab/></text:span></text:span></text:p>
      <text:p text:style-name="P8"><text:toc-mark-start text:id="IMark233992408" text:outline-level="2"/><text:span text:style-name="Fuente_20_de_20_párrafo_20_predeter."><text:span text:style-name="T2">4.3 </text:span></text:span><text:span text:style-name="Fuente_20_de_20_párrafo_20_predeter."><text:span text:style-name="T3">Requisitos del servicio de chat</text:span></text:span><text:toc-mark-end text:id="IMark233992408"/></text:p>
      <text:p text:style-name="P25"><text:tab/></text:p>
      <text:p text:style-name="P40"><text:toc-mark-start text:id="IMark233992408" text:outline-level="3"/>4.3.1 Privacidad del servicio de chat<text:toc-mark-end text:id="IMark233992408"/></text:p>
      <text:p text:style-name="P25"/>
      <text:p text:style-name="P28"><text:span text:style-name="Fuente_20_de_20_párrafo_20_predeter."><text:span text:style-name="T5">Cualquier usuario podrá ponerse en contacto con cualquier otro siempre que </text:span></text:span><text:span text:style-name="Fuente_20_de_20_párrafo_20_predeter."><text:span text:style-name="T5">conozca el nombre de usuario del otro, y este no le haya bloqueado, pero nadie más podrá acceder a dicha conversación salvo que lo inviten a esta.</text:span></text:span></text:p>
      <text:p text:style-name="P27"/>
      <text:p text:style-name="P40"><text:toc-mark-start text:id="IMark233992408" text:outline-level="3"/>4.3.2 Almacenamiento de los chats<text:toc-mark-end text:id="IMark233992408"/></text:p>
      <text:p text:style-name="P27"/>
      <text:p text:style-name="P28"><text:span text:style-name="Fuente_20_de_20_párrafo_20_predeter."><text:span text:style-name="T5">Todos los chats quedarán almacenados. Cualquier usuario podrá solicitar u</text:span></text:span><text:span text:style-name="Fuente_20_de_20_párrafo_20_predeter."><text:span text:style-name="T5">n registro de todos los chats en los que ha intervenido, aunque no podrá eliminar sus mensajes una vez estos hayan sido enviados. Solamente el personal de Paizo competente podrá acceder al contenido de dichos chats.</text:span></text:span></text:p>
      <text:p text:style-name="P26"/>
      <text:p text:style-name="P8"><text:toc-mark-start text:id="IMark233992408" text:outline-level="2"/><text:span text:style-name="Fuente_20_de_20_párrafo_20_predeter."><text:span text:style-name="T2">4.4 </text:span></text:span><text:span text:style-name="Fuente_20_de_20_párrafo_20_predeter."><text:span text:style-name="T3">Requisitos del servicio del foro</text:span></text:span><text:toc-mark-end text:id="IMark233992408"/></text:p>
      <text:p text:style-name="P25"><text:tab/></text:p>
      <text:p text:style-name="P40"><text:toc-mark-start text:id="IMark233992408" text:outline-level="3"/>4.4.1 Organización del foro<text:toc-mark-end text:id="IMark233992408"/></text:p>
      <text:p text:style-name="P25"/>
      <text:p text:style-name="P14">Todos los temas tratados en el foro estarán clasificados en distintas categorías. Únicamente los moderadores de Paizo podrán crear, modificar o eliminar categorías. Todos los usuarios podrán comentar en las distintas entradas de todas las categorías y crear entradas nuevas.</text:p>
      <text:p text:style-name="P14"/>
      <text:p text:style-name="P40"><text:toc-mark-start text:id="IMark233992408" text:outline-level="3"/>4.4.2 Contenido multimedia en los foros<text:toc-mark-end text:id="IMark233992408"/></text:p>
      <text:p text:style-name="P25"/>
      <text:p text:style-name="P14">Cada usuario podrá enlazar contenido multimedia en el foro, siempre que este haya sido almacenado previamente en la página web.</text:p>
      <text:p text:style-name="P14"/>
      <text:p text:style-name="P14"/>
      <text:p text:style-name="P14"/>
      <text:p text:style-name="P14"/>
      <text:p text:style-name="P14"/>
      <text:p text:style-name="P8"><text:soft-page-break/><text:toc-mark-start text:id="IMark233992408" text:outline-level="2"/><text:span text:style-name="Fuente_20_de_20_párrafo_20_predeter."><text:span text:style-name="T2">4.5 </text:span></text:span><text:span text:style-name="Fuente_20_de_20_párrafo_20_predeter."><text:span text:style-name="T3">Requisitos del </text:span></text:span><text:span text:style-name="Fuente_20_de_20_párrafo_20_predeter."><text:span text:style-name="T3">servicio de almacenamiento</text:span></text:span><text:toc-mark-end text:id="IMark233992408"/></text:p>
      <text:p text:style-name="P14"/>
      <text:p text:style-name="P40"><text:toc-mark-start text:id="IMark233992744" text:outline-level="3"/>4.5.1 Contenido multimedia personal<text:toc-mark-end text:id="IMark233992744"/></text:p>
      <text:p text:style-name="P25"/>
      <text:p text:style-name="P14">Cada usuario podrá almacenar imágenes o vídeos en el servicio que provee la página web. El espacio disponible será ilimitado, pero a partir de una cierta cantidad el servicio será de pago. Este contenido será privado, salvo que el usuario decida compartirlo.</text:p>
      <text:p text:style-name="P29"/>
      <text:p text:style-name="P39"><text:toc-mark-start text:id="IMark233992408" text:outline-level="3"/><text:span text:style-name="Fuente_20_de_20_párrafo_20_predeter."><text:span text:style-name="T4">4.5.2 Disponibilidad del contenido multimedia</text:span></text:span><text:toc-mark-end text:id="IMark233992408"/></text:p>
      <text:p text:style-name="P25"/>
      <text:p text:style-name="P14">Cada usuario podrá eliminar contenido multimedia si así lo desea, liberando espacio que volverá a tener disponible. Si ha sido compartido, tras eliminarlo sólo aparecerá una nota indicando que ya no existe.</text:p>
      <text:p text:style-name="P14"/>
      <text:p text:style-name="P9"/>
      <text:p text:style-name="P9"><text:toc-mark-start text:id="IMark233992408" text:outline-level="2"/>5. Alcance del proyecto<text:toc-mark-end text:id="IMark233992408"/></text:p>
      <text:p text:style-name="P20"/>
      <text:p text:style-name="P41"><text:toc-mark-start text:id="IMark233992408" text:outline-level="3"/>Organizativo<text:toc-mark-end text:id="IMark233992408"/></text:p>
      <text:p text:style-name="P24"><text:tab/><text:tab/></text:p>
      <text:p text:style-name="P14">El proyecto pretende dar un servicio a una demanda creciente de jugadores de rol. Permitiendo a jugadores y aficionados de todas partes, poderse conectar para ver partidas o retransmitir las suyas propias. Se espera un volumen de usuarios de en torno a un millón de personas, con vistas a que pueda aumentar en un futuro.</text:p>
      <text:p text:style-name="P14"><text:tab/><text:tab/></text:p>
      <text:p text:style-name="P14">Como efecto adicional, se conseguirá aumentar la visibilidad de esta clase de ocio y conseguir más aficionados a ello.</text:p>
      <text:p text:style-name="P14"/>
      <text:p text:style-name="P14">La plataforma constará de una aplicación web de visionado y retransmisión, y una base de datos capaz de guardar los datos a tratar.</text:p>
      <text:p text:style-name="P14"><text:tab/><text:tab/></text:p>
      <text:p text:style-name="P14">A nivel de metodología, se espera realizar sesiones de control periódicas, según la metodología SCRUM. Se espera que las distintas partes del proyecto se reúnan para mostrar los avances y poder corregir posibles faltas de comunicación.</text:p>
      <text:p text:style-name="P14"/>
      <text:p text:style-name="P14"/>
      <text:p text:style-name="P41"><text:toc-mark-start text:id="IMark233992744" text:outline-level="3"/>Temporal<text:toc-mark-end text:id="IMark233992744"/></text:p>
      <text:p text:style-name="P14"><text:tab/></text:p>
      <text:p text:style-name="P14">Se pretende tener reuniones cada pocas semanas en las que los desarrolladores muestran pequeños avances sobre el proyecto. La empresa desarrolladora debe designar a un jefe de proyecto que se reunirá con Paizo cada dos semanas para hablar sobre posibles dudas en los requisitos y mostrar su progreso si pudiera ser posible.</text:p>
      <text:p text:style-name="P28"><text:span text:style-name="Fuente_20_de_20_párrafo_20_predeter."><text:span text:style-name="T5">Se estima que la creación total de la página web llevará unos </text:span></text:span><text:span text:style-name="Fuente_20_de_20_párrafo_20_predeter."><text:span text:style-name="T6">6</text:span></text:span><text:span text:style-name="Fuente_20_de_20_párrafo_20_predeter."><text:span text:style-name="T5"> meses.</text:span></text:span></text:p>
      <text:p text:style-name="P28"><text:span text:style-name="Fuente_20_de_20_párrafo_20_predeter."><text:span text:style-name="T5"/></text:span></text:p>
      <text:p text:style-name="P10"><text:soft-page-break/><text:tab/><text:toc-mark-start text:id="IMark233992744" text:outline-level="3"/>Costes<text:toc-mark-end text:id="IMark233992744"/></text:p>
      <text:p text:style-name="P24"/>
      <text:p text:style-name="P28"><text:span text:style-name="Fuente_20_de_20_párrafo_20_predeter."><text:span text:style-name="T6">El presupuesto será de 500.000€,</text:span></text:span><text:span text:style-name="Fuente_20_de_20_párrafo_20_predeter."><text:span text:style-name="T7"> </text:span></text:span><text:span text:style-name="Fuente_20_de_20_párrafo_20_predeter."><text:span text:style-name="T5">en </text:span></text:span><text:span text:style-name="Fuente_20_de_20_párrafo_20_predeter."><text:span text:style-name="T6">el que ya se incluyen tanto los gastos materiales como de mano de obra. Se presupone la formación de los desarrolladores,</text:span></text:span><text:span text:style-name="Fuente_20_de_20_párrafo_20_predeter."><text:span text:style-name="T6"> siendo las semanas de formación para especificar los requisitos deseados, pero se espera cierta variación en el coste final.</text:span></text:span></text:p>
      <text:p text:style-name="P28"/>
      <text:p text:style-name="P28"><text:span text:style-name="Fuente_20_de_20_párrafo_20_predeter."><text:span text:style-name="T6">El proyecto se pagará en dos partes. El 40% al principio, y el 60% al final.</text:span></text:span></text:p>
      <text:p text:style-name="P22"/>
      <text:p text:style-name="P22"/>
      <text:p text:style-name="P33"/>
      <text:p text:style-name="P33"/>
      <text:p text:style-name="P9"><text:toc-mark-start text:id="IMark233992744" text:outline-level="1"/>6. Entregables<text:toc-mark-end text:id="IMark233992744"/></text:p>
      <text:p text:style-name="P22"/>
      <text:p text:style-name="P31">Se espera que, una vez que se adjudique el trabajo, se realicen reuniones entre Paizo y la empresa desarrolladora cada dos semanas con el fin de llevar un control sobre el desarrollo de la página web.</text:p>
      <text:p text:style-name="P31"/>
      <text:p text:style-name="P31">En las diferentes reuniones se espera que la empresa realice una serie de entregables con el fin de mostrar su progreso y discutir aspectos sobre la realización de la página.</text:p>
      <text:p text:style-name="P32"/>
      <text:p text:style-name="P32">Al finalizar el proyecto, se deben disponer de los siguientes documentos:</text:p>
      <text:list xml:id="list6184748102616393419" text:style-name="L3">
        <text:list-item>
          <text:p text:style-name="P34">Documento explicativo con planificación del proyecto y contenido de la plataforma.</text:p>
        </text:list-item>
        <text:list-item>
          <text:p text:style-name="P34">Prototipo de la plataforma, si no con todas sus funcionalidades, sí con las más esenciales.</text:p>
        </text:list-item>
        <text:list-item>
          <text:p text:style-name="P34">Documento con la plataforma totalmente desarrollada, funcionalidades que se esperan y especificaciones de uso de la misma.</text:p>
        </text:list-item>
        <text:list-item>
          <text:p text:style-name="P34">Manual de mantenimiento de la plataforma.</text:p>
        </text:list-item>
        <text:list-item>
          <text:p text:style-name="P34">Evaluación y pruebas de la plataforma para evitar fallos.</text:p>
        </text:list-item>
      </text:list>
      <text:p text:style-name="P20"/>
      <text:p text:style-name="P12"/>
      <text:p text:style-name="P9"><text:toc-mark-start text:id="IMark233992408" text:outline-level="1"/>7. Planificación temporal<text:toc-mark-end text:id="IMark233992408"/></text:p>
      <text:p text:style-name="P20"/>
      <text:p text:style-name="P41"><text:toc-mark-start text:id="IMark233992408" text:outline-level="2"/>7.1 Planificación temporal de la RFP<text:toc-mark-end text:id="IMark233992408"/></text:p>
      <text:p text:style-name="P24"/>
      <text:p text:style-name="P35">Para la entrega de propuestas se abre un plazo desde el 16 de noviembre de 2018 hasta el 16 de diciembre de 2018 a las 23:59 horas.</text:p>
      <text:p text:style-name="P28"/>
      <text:p text:style-name="P35">La evaluación de las propuestas se llevará a cabo entre el 17 de diciembre y el 22 de diciembre de 2018. En caso de necesitar información adicional, se contactará con los ofertantes durante este periodo.</text:p>
      <text:p text:style-name="P28"/>
      <text:p text:style-name="P35">La elección de la empresa se finalizará como muy tarde el 10 de enero de 2019.</text:p>
      <text:p text:style-name="P35"><text:soft-page-break/></text:p>
      <text:p text:style-name="P35">La empresa seleccionada será notificada y las negociaciones comenzarán cuanto <text:tab/>antes. El contrato debería haberse cerrado antes del 15 de enero de 2019.</text:p>
      <text:p text:style-name="P35"/>
      <text:p text:style-name="P35">Las empresas no seleccionadas serán notificadas antes del 15 de febrero de 2019.</text:p>
      <text:p text:style-name="P21"/>
      <text:p text:style-name="P10"><text:tab/><text:toc-mark-start text:id="IMark233992744" text:outline-level="2"/>7.2 Planificación temporal del proyecto<text:toc-mark-end text:id="IMark233992744"/></text:p>
      <text:p text:style-name="P28"/>
      <text:p text:style-name="P42"><text:span text:style-name="Fuente_20_de_20_párrafo_20_predeter."><text:span text:style-name="T6">La duración del proyecto es de un máximo de 6 meses.</text:span></text:span><text:span text:style-name="Fuente_20_de_20_párrafo_20_predeter."><text:span text:style-name="T7"> </text:span></text:span><text:span text:style-name="Fuente_20_de_20_párrafo_20_predeter."><text:span text:style-name="T6">El proyecto debe estar completo antes del 16 de julio de 2019. La fecha de inicio prevista sería el 15 de enero de 2019.</text:span></text:span></text:p>
      <text:p text:style-name="P12"/>
      <text:p text:style-name="P12"/>
      <text:p text:style-name="P9"><text:toc-mark-start text:id="IMark233992408" text:outline-level="1"/>8. Presupuesto<text:toc-mark-end text:id="IMark233992408"/></text:p>
      <text:p text:style-name="P20"/>
      <text:p text:style-name="P31">Todas las propuestas deben incluir un desglose de los distintos costes para la realización de las tareas en el alcance del proyecto. Los costes deben incluir todos los impuestos, y las tasas deben estar claramente indicadas.</text:p>
      <text:p text:style-name="P31"><text:tab/></text:p>
      <text:p text:style-name="P20"/>
      <text:p text:style-name="P37"/>
      <text:p text:style-name="P9"><text:toc-mark-start text:id="IMark233992408" text:outline-level="1"/>9. Información adicional necesaria<text:toc-mark-end text:id="IMark233992408"/></text:p>
      <text:p text:style-name="P23"><text:tab/></text:p>
      <text:p text:style-name="P38"><text:span text:style-name="Fuente_20_de_20_párrafo_20_predeter."><text:span text:style-name="T6">Todas las ofertas deben incluir las siguientes referencias:</text:span></text:span></text:p>
      <text:list xml:id="list4625131294869329987" text:style-name="L4">
        <text:list-item>
          <text:p text:style-name="P36">Planificación temporal de ejecución del proyecto</text:p>
        </text:list-item>
        <text:list-item>
          <text:p text:style-name="P36">Costes asociados al proyecto y pagos a realizar.</text:p>
        </text:list-item>
        <text:list-item>
          <text:p text:style-name="P36">Información acerca de su equipo de trabajo, así como experiencias previas e <text:tab/>información acerca de otros trabajos realizados.</text:p>
        </text:list-item>
        <text:list-item>
          <text:p text:style-name="P36">Información acerca de los procedimientos de verificación de estándares de calidad.</text:p>
        </text:list-item>
        <text:list-item>
          <text:p text:style-name="P36">Legislación aplicable.</text:p>
        </text:list-item>
      </text:list>
      <text:p text:style-name="P16"><text:tab/></text:p>
      <text:p text:style-name="P30"/>
      <text:p text:style-name="P1"><text:toc-mark-start text:id="IMark233992744" text:outline-level="1"/><text:span text:style-name="Fuente_20_de_20_párrafo_20_predeter."><text:span text:style-name="T1">10. Criterio de evaluación de propuestas</text:span></text:span><text:toc-mark-end text:id="IMark233992744"/></text:p>
      <text:p text:style-name="P12"/>
      <text:p text:style-name="P12"><text:span text:style-name="Fuente_20_de_20_párrafo_20_predeter."><text:span text:style-name="T5">Las propuestas se evaluarán en base a los siguientes criterios:</text:span></text:span></text:p>
      <text:list xml:id="list197819056223670317" text:style-name="L5">
        <text:list-item>
          <text:p text:style-name="P17">Adecuación general: la solución debe cumplir todos los requisitos previamente expuestos y debe estar presentada debidamente documentada.</text:p>
        </text:list-item>
        <text:list-item>
          <text:p text:style-name="P17">Experiencia organizativa: los ofertantes serán evaluados de acuerdo a experiencias previas en otros proyectos similares.</text:p>
        </text:list-item>
        <text:list-item>
          <text:p text:style-name="P17">Coste: Se evaluará el coste propuesto y la proporción de costes de cada apartado dentro del total.</text:p>
        </text:list-item>
        <text:list-item>
          <text:p text:style-name="P17">Experiencia técnica: Se evaluará positivamente experiencias técnicas profesionales previas al proyecto presentado.</text:p>
        </text:list-item>
        <text:list-item>
          <text:p text:style-name="P17">Tecnología utilizada: Se valorará positivamente el uso de PHP y JavaScript, aunque se permite el uso de cualquier otra tecnología siempre que esté debidamente justific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Lucida Sans1"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hyphenation-ladder-count="no-limit" fo:text-indent="0.4cm" style:auto-text-indent="false"/>
      <style:text-properties fo:hyphenate="false" fo:hyphenation-remain-char-count="0" fo:hyphenation-push-char-count="0"/>
    </style:style>
    <style:style style:name="Título_20_1" style:display-name="Título 1" style:family="paragraph" style:parent-style-name="Normal" style:next-style-name="Normal" style:default-outline-level="1">
      <style:paragraph-properties fo:margin-top="0.423cm" fo:margin-bottom="0cm" fo:keep-together="always" fo:hyphenation-ladder-count="no-limit" fo:keep-with-next="always"/>
      <style:text-properties fo:color="#2f5496" style:font-name="Calibri Light" fo:font-size="16pt" style:font-name-asian="Times New Roman" style:font-size-asian="16pt" style:font-name-complex="Mangal" style:font-size-complex="14.5pt"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071cm" fo:margin-bottom="0cm" fo:keep-together="always" fo:hyphenation-ladder-count="no-limit" fo:keep-with-next="always"/>
      <style:text-properties fo:color="#2f5496" style:font-name="Calibri Light" fo:font-size="13pt" style:font-name-asian="Times New Roman" style:font-size-asian="13pt" style:font-name-complex="Mangal" style:font-size-complex="11.5pt"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071cm" fo:margin-bottom="0cm" fo:keep-together="always" fo:hyphenation-ladder-count="no-limit" fo:keep-with-next="always"/>
      <style:text-properties fo:color="#1f3763" style:font-name="Calibri Light" style:font-name-asian="Times New Roman" style:font-name-complex="Mangal" style:font-size-complex="10.5pt"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071cm" fo:margin-bottom="0cm" fo:keep-together="always" fo:hyphenation-ladder-count="no-limit" fo:keep-with-next="always"/>
      <style:text-properties fo:color="#2f5496" style:font-name="Calibri Light" fo:font-style="italic" style:font-name-asian="Times New Roman" style:font-style-asian="italic" style:font-name-complex="Mangal" style:font-size-complex="10.5pt" style:font-style-complex="italic"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071cm" fo:margin-bottom="0cm" fo:keep-together="always" fo:hyphenation-ladder-count="no-limit" fo:keep-with-next="always"/>
      <style:text-properties fo:color="#2f5496" style:font-name="Calibri Light" style:font-name-asian="Times New Roman" style:font-name-complex="Mangal" style:font-size-complex="10.5pt"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071cm" fo:margin-bottom="0cm" fo:keep-together="always" fo:hyphenation-ladder-count="no-limit" fo:keep-with-next="always"/>
      <style:text-properties fo:color="#1f3763" style:font-name="Calibri Light" style:font-name-asian="Times New Roman" style:font-name-complex="Mangal" style:font-size-complex="10.5pt"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071cm" fo:margin-bottom="0cm" fo:keep-together="always" fo:hyphenation-ladder-count="no-limit" fo:keep-with-next="always"/>
      <style:text-properties fo:color="#1f3763" style:font-name="Calibri Light" fo:font-style="italic" style:font-name-asian="Times New Roman" style:font-style-asian="italic" style:font-name-complex="Mangal" style:font-size-complex="10.5pt" style:font-style-complex="italic"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071cm" fo:margin-bottom="0cm" fo:keep-together="always" fo:hyphenation-ladder-count="no-limit" fo:keep-with-next="always"/>
      <style:text-properties fo:color="#272727" style:font-name="Calibri Light" fo:font-size="10.5pt" style:font-name-asian="Times New Roman" style:font-size-asian="10.5pt" style:font-name-complex="Mangal" style:font-size-complex="9.5pt"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071cm" fo:margin-bottom="0cm" fo:keep-together="always" fo:hyphenation-ladder-count="no-limit" fo:keep-with-next="always"/>
      <style:text-properties fo:color="#272727" style:font-name="Calibri Light" fo:font-size="10.5pt" fo:font-style="italic" style:font-name-asian="Times New Roman" style:font-size-asian="10.5pt" style:font-style-asian="italic" style:font-name-complex="Mangal" style:font-size-complex="9.5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Normal" style:next-style-name="Normal" style:class="chapter">
      <style:paragraph-properties fo:hyphenation-ladder-count="no-limit"/>
      <style:text-properties style:font-name="Calibri Light" fo:font-size="28pt" fo:letter-spacing="-0.018cm" style:font-name-asian="Times New Roman" style:font-size-asian="28pt" style:font-name-complex="Mangal" style:font-size-complex="25pt" fo:hyphenate="false" fo:hyphenation-remain-char-count="0" fo:hyphenation-push-char-count="0"/>
    </style:style>
    <style:style style:name="Subtitle" style:family="paragraph" style:parent-style-name="Normal" style:next-style-name="Normal" style:class="chapter">
      <style:paragraph-properties fo:margin-top="0cm" fo:margin-bottom="0.282cm" fo:hyphenation-ladder-count="no-limit"/>
      <style:text-properties fo:color="#5a5a5a" style:font-name="Calibri" fo:font-size="11pt" fo:letter-spacing="0.026cm" style:font-name-asian="Times New Roman" style:font-size-asian="11pt" style:font-name-complex="Mangal" style:font-size-complex="10pt"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Heading_20_3" style:display-name="Heading 3" style:family="paragraph" style:parent-style-name="Heading" style:next-style-name="Text_20_body" style:class="text">
      <style:text-properties style:font-name="Times New Roman" fo:font-size="14pt" fo:font-weight="bold" style:font-name-asian="SimSun" style:font-size-asian="14pt" style:font-weight-asian="bold" style:font-name-complex="Lucida Sans1"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ítulo_20_Car" style:display-name="Título Car" style:family="text" style:parent-style-name="Fuente_20_de_20_párrafo_20_predeter.">
      <style:text-properties style:font-name="Calibri Light" fo:font-size="28pt" fo:letter-spacing="-0.018cm" style:letter-kerning="true" style:font-name-asian="Times New Roman" style:font-size-asian="28pt" style:font-name-complex="Mangal" style:font-size-complex="25pt"/>
    </style:style>
    <style:style style:name="Subtítulo_20_Car" style:display-name="Subtítulo Car" style:family="text" style:parent-style-name="Fuente_20_de_20_párrafo_20_predeter.">
      <style:text-properties fo:color="#5a5a5a" style:font-name="Calibri" fo:font-size="11pt" fo:letter-spacing="0.026cm" style:font-name-asian="Times New Roman" style:font-size-asian="11pt" style:font-name-complex="Mangal" style:font-size-complex="10pt"/>
    </style:style>
    <style:style style:name="Título_20_1_20_Car" style:display-name="Título 1 Car" style:family="text" style:parent-style-name="Fuente_20_de_20_párrafo_20_predeter.">
      <style:text-properties fo:color="#2f5496" style:font-name="Calibri Light" fo:font-size="16pt" style:font-name-asian="Times New Roman" style:font-size-asian="16pt" style:font-name-complex="Mangal" style:font-size-complex="14.5pt"/>
    </style:style>
    <style:style style:name="Título_20_2_20_Car" style:display-name="Título 2 Car" style:family="text" style:parent-style-name="Fuente_20_de_20_párrafo_20_predeter.">
      <style:text-properties fo:color="#2f5496" style:font-name="Calibri Light" fo:font-size="13pt" style:font-name-asian="Times New Roman" style:font-size-asian="13pt" style:font-name-complex="Mangal" style:font-size-complex="11.5pt"/>
    </style:style>
    <style:style style:name="Título_20_3_20_Car" style:display-name="Título 3 Car" style:family="text" style:parent-style-name="Fuente_20_de_20_párrafo_20_predeter.">
      <style:text-properties fo:color="#1f3763" style:font-name="Calibri Light" style:font-name-asian="Times New Roman" style:font-name-complex="Mangal" style:font-size-complex="10.5pt"/>
    </style:style>
    <style:style style:name="Título_20_4_20_Car" style:display-name="Título 4 Car" style:family="text" style:parent-style-name="Fuente_20_de_20_párrafo_20_predeter.">
      <style:text-properties fo:color="#2f5496" style:font-name="Calibri Light" fo:font-style="italic" style:font-name-asian="Times New Roman" style:font-style-asian="italic" style:font-name-complex="Mangal" style:font-size-complex="10.5pt" style:font-style-complex="italic"/>
    </style:style>
    <style:style style:name="Título_20_5_20_Car" style:display-name="Título 5 Car" style:family="text" style:parent-style-name="Fuente_20_de_20_párrafo_20_predeter.">
      <style:text-properties fo:color="#2f5496" style:font-name="Calibri Light" style:font-name-asian="Times New Roman" style:font-name-complex="Mangal" style:font-size-complex="10.5pt"/>
    </style:style>
    <style:style style:name="Título_20_6_20_Car" style:display-name="Título 6 Car" style:family="text" style:parent-style-name="Fuente_20_de_20_párrafo_20_predeter.">
      <style:text-properties fo:color="#1f3763" style:font-name="Calibri Light" style:font-name-asian="Times New Roman" style:font-name-complex="Mangal" style:font-size-complex="10.5pt"/>
    </style:style>
    <style:style style:name="Título_20_7_20_Car" style:display-name="Título 7 Car" style:family="text" style:parent-style-name="Fuente_20_de_20_párrafo_20_predeter.">
      <style:text-properties fo:color="#1f3763" style:font-name="Calibri Light" fo:font-style="italic" style:font-name-asian="Times New Roman" style:font-style-asian="italic" style:font-name-complex="Mangal" style:font-size-complex="10.5pt" style:font-style-complex="italic"/>
    </style:style>
    <style:style style:name="Título_20_8_20_Car" style:display-name="Título 8 Car" style:family="text" style:parent-style-name="Fuente_20_de_20_párrafo_20_predeter.">
      <style:text-properties fo:color="#272727" style:font-name="Calibri Light" fo:font-size="10.5pt" style:font-name-asian="Times New Roman" style:font-size-asian="10.5pt" style:font-name-complex="Mangal" style:font-size-complex="9.5pt"/>
    </style:style>
    <style:style style:name="Título_20_9_20_Car" style:display-name="Título 9 Car" style:family="text" style:parent-style-name="Fuente_20_de_20_párrafo_20_predeter.">
      <style:text-properties fo:color="#272727" style:font-name="Calibri Light" fo:font-size="10.5pt" fo:font-style="italic" style:font-name-asian="Times New Roman" style:font-size-asian="10.5pt" style:font-style-asian="italic" style:font-name-complex="Mangal" style:font-size-complex="9.5pt" style:font-style-complex="italic"/>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Alejandro Luque Cerpa</meta:initial-creator>
    <dc:creator>Alejandro Luque Cerpa</dc:creator>
    <meta:creation-date>2018-10-31T14:26:00Z</meta:creation-date>
    <dc:date>2018-11-20T11:53:35.88</dc:date>
    <meta:editing-cycles>11</meta:editing-cycles>
    <meta:editing-duration>PT7H59M36S</meta:editing-duration>
    <meta:document-statistic meta:table-count="0" meta:image-count="0" meta:object-count="0" meta:page-count="8" meta:paragraph-count="145" meta:word-count="1896" meta:character-count="11789"/>
    <meta:template xlink:type="simple" xlink:actuate="onRequest" xlink:title="" xlink:href="Normal"/>
  </office:meta>
</office:document-meta>
</file>